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f88a" officeooo:paragraph-rsid="0019f88a"/>
    </style:style>
    <style:style style:name="P2" style:family="paragraph" style:parent-style-name="Standard">
      <style:text-properties style:font-name="Droid Sans" officeooo:rsid="0019f88a" officeooo:paragraph-rsid="0019f88a"/>
    </style:style>
    <style:style style:name="P3" style:family="paragraph" style:parent-style-name="Text_20_body">
      <style:text-properties style:font-name="Droid Sans" officeooo:rsid="0019f88a" officeooo:paragraph-rsid="0019f88a"/>
    </style:style>
    <style:style style:name="P4" style:family="paragraph" style:parent-style-name="Text_20_body">
      <style:text-properties style:font-name="Droid Sans" officeooo:rsid="001bde42" officeooo:paragraph-rsid="001bde42"/>
    </style:style>
    <style:style style:name="P5" style:family="paragraph" style:parent-style-name="Text_20_body">
      <style:text-properties style:font-name="Droid Sans" officeooo:rsid="001c6778" officeooo:paragraph-rsid="001c6778"/>
    </style:style>
    <style:style style:name="P6" style:family="paragraph" style:parent-style-name="Text_20_body">
      <style:text-properties style:font-name="Droid Sans" officeooo:rsid="001cd856" officeooo:paragraph-rsid="001cd856"/>
    </style:style>
    <style:style style:name="P7" style:family="paragraph" style:parent-style-name="Text_20_body" style:list-style-name="L1">
      <style:text-properties style:font-name="Droid Sans" officeooo:rsid="001cd856" officeooo:paragraph-rsid="001cd856"/>
    </style:style>
    <style:style style:name="P8" style:family="paragraph" style:parent-style-name="Text_20_body">
      <style:text-properties style:font-name="Droid Sans" officeooo:rsid="001f71a2" officeooo:paragraph-rsid="001f71a2"/>
    </style:style>
    <style:style style:name="P9" style:family="paragraph" style:parent-style-name="Text_20_body">
      <style:text-properties style:font-name="Droid Sans" officeooo:rsid="00242932" officeooo:paragraph-rsid="00242932"/>
    </style:style>
    <style:style style:name="P10" style:family="paragraph" style:parent-style-name="Text_20_body">
      <style:text-properties style:font-name="Droid Sans" officeooo:rsid="002687bb" officeooo:paragraph-rsid="002687bb"/>
    </style:style>
    <style:style style:name="P11" style:family="paragraph" style:parent-style-name="Text_20_body">
      <style:text-properties style:font-name="Droid Sans" officeooo:rsid="002851bd" officeooo:paragraph-rsid="002851bd"/>
    </style:style>
    <style:style style:name="P12" style:family="paragraph" style:parent-style-name="Text_20_body">
      <style:text-properties style:font-name="Droid Sans" officeooo:rsid="002a2cbc" officeooo:paragraph-rsid="002a2cbc"/>
    </style:style>
    <style:style style:name="P13" style:family="paragraph" style:parent-style-name="Text_20_body">
      <style:text-properties style:font-name="Droid Sans" officeooo:rsid="002c3c37" officeooo:paragraph-rsid="002c3c37"/>
    </style:style>
    <style:style style:name="P14" style:family="paragraph" style:parent-style-name="Text_20_body">
      <style:text-properties style:font-name="Droid Sans" officeooo:rsid="002db2aa" officeooo:paragraph-rsid="002db2aa"/>
    </style:style>
    <style:style style:name="P15" style:family="paragraph" style:parent-style-name="Text_20_body" style:list-style-name="L2">
      <style:text-properties style:font-name="Droid Sans" officeooo:rsid="002db2aa" officeooo:paragraph-rsid="002db2aa"/>
    </style:style>
    <style:style style:name="P16" style:family="paragraph" style:parent-style-name="Text_20_body">
      <style:text-properties style:font-name="Droid Sans" officeooo:rsid="002f6e2a" officeooo:paragraph-rsid="002f6e2a"/>
    </style:style>
    <style:style style:name="P17" style:family="paragraph" style:parent-style-name="Text_20_body" style:list-style-name="L3">
      <style:text-properties style:font-name="Droid Sans" officeooo:rsid="002f6e2a" officeooo:paragraph-rsid="002f6e2a"/>
    </style:style>
    <style:style style:name="P18" style:family="paragraph" style:parent-style-name="Text_20_body">
      <style:text-properties style:font-name="Droid Sans" officeooo:rsid="003353bb" officeooo:paragraph-rsid="003353bb"/>
    </style:style>
    <style:style style:name="P19" style:family="paragraph" style:parent-style-name="Text_20_body">
      <style:text-properties style:font-name="Droid Sans" officeooo:rsid="00351f1d" officeooo:paragraph-rsid="00351f1d"/>
    </style:style>
    <style:style style:name="P20" style:family="paragraph" style:parent-style-name="Text_20_body" style:list-style-name="L4">
      <style:text-properties style:font-name="Droid Sans" officeooo:rsid="00351f1d" officeooo:paragraph-rsid="00351f1d"/>
    </style:style>
    <style:style style:name="P21" style:family="paragraph" style:parent-style-name="Text_20_body" style:list-style-name="L4">
      <style:text-properties style:font-name="Droid Sans" officeooo:rsid="0035729f" officeooo:paragraph-rsid="0035729f"/>
    </style:style>
    <style:style style:name="P22" style:family="paragraph" style:parent-style-name="Text_20_body">
      <style:text-properties style:font-name="Droid Sans" officeooo:rsid="0038836d" officeooo:paragraph-rsid="0038836d"/>
    </style:style>
    <style:style style:name="P23" style:family="paragraph" style:parent-style-name="Text_20_body">
      <style:text-properties style:font-name="Droid Sans" fo:font-style="italic" fo:font-weight="bold" officeooo:rsid="003a525d" officeooo:paragraph-rsid="003a525d" style:font-style-asian="italic" style:font-weight-asian="bold" style:font-style-complex="italic" style:font-weight-complex="bold"/>
    </style:style>
    <style:style style:name="P24" style:family="paragraph" style:parent-style-name="Text_20_body">
      <style:text-properties style:font-name="Droid Sans" officeooo:rsid="0044c564" officeooo:paragraph-rsid="0044c564"/>
    </style:style>
    <style:style style:name="P25" style:family="paragraph" style:parent-style-name="Text_20_body" style:list-style-name="L5">
      <style:text-properties style:font-name="Droid Sans" officeooo:rsid="0044c564" officeooo:paragraph-rsid="0044c564"/>
    </style:style>
    <style:style style:name="P26" style:family="paragraph" style:parent-style-name="Text_20_body" style:list-style-name="L6">
      <style:text-properties style:font-name="Droid Sans" officeooo:rsid="0044c564" officeooo:paragraph-rsid="0044c564"/>
    </style:style>
    <style:style style:name="P27" style:family="paragraph" style:parent-style-name="Heading_20_1">
      <style:text-properties officeooo:rsid="0019f88a" officeooo:paragraph-rsid="0019f88a"/>
    </style:style>
    <style:style style:name="P28" style:family="paragraph" style:parent-style-name="Heading_20_2">
      <style:text-properties officeooo:rsid="0019f88a" officeooo:paragraph-rsid="0019f88a"/>
    </style:style>
    <style:style style:name="P29" style:family="paragraph" style:parent-style-name="Footer">
      <style:paragraph-properties fo:text-align="end" style:justify-single-word="false"/>
      <style:text-properties style:font-name="Droid San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ed4c4"/>
    </style:style>
    <style:style style:name="T2" style:family="text">
      <style:text-properties officeooo:rsid="0021076d"/>
    </style:style>
    <style:style style:name="T3" style:family="text">
      <style:text-properties officeooo:rsid="00283dbf"/>
    </style:style>
    <style:style style:name="T4" style:family="text">
      <style:text-properties officeooo:rsid="00292d9a"/>
    </style:style>
    <style:style style:name="T5" style:family="text">
      <style:text-properties officeooo:rsid="002ae9ef"/>
    </style:style>
    <style:style style:name="T6" style:family="text">
      <style:text-properties officeooo:rsid="003122ff"/>
    </style:style>
    <style:style style:name="T7" style:family="text">
      <style:text-properties officeooo:rsid="0031e4c0"/>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style:text-underline-style="none" fo:font-weight="normal" officeooo:rsid="003c0f8c"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officeooo:rsid="003c0f8c" style:font-style-asian="italic" style:font-weight-asian="normal" style:font-style-complex="italic" style:font-weight-complex="normal"/>
    </style:style>
    <style:style style:name="T12" style:family="text">
      <style:text-properties fo:font-style="italic" fo:font-weight="normal" officeooo:rsid="003dc1f1" style:font-style-asian="italic" style:font-weight-asian="normal" style:font-style-complex="italic" style:font-weight-complex="normal"/>
    </style:style>
    <style:style style:name="T13" style:family="text">
      <style:text-properties fo:font-style="italic" fo:font-weight="normal" officeooo:rsid="003e7342" style:font-style-asian="italic" style:font-weight-asian="normal" style:font-style-complex="italic" style:font-weight-complex="normal"/>
    </style:style>
    <style:style style:name="T14" style:family="text">
      <style:text-properties fo:font-style="italic" fo:font-weight="normal" officeooo:rsid="003f3215" style:font-style-asian="italic" style:font-weight-asian="normal" style:font-style-complex="italic" style:font-weight-complex="normal"/>
    </style:style>
    <style:style style:name="T15" style:family="text">
      <style:text-properties fo:font-weight="normal" officeooo:rsid="003f3215" style:font-weight-asian="normal" style:font-weight-complex="normal"/>
    </style:style>
    <style:style style:name="T16" style:family="text">
      <style:text-properties fo:font-weight="normal" officeooo:rsid="00410eef"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officeooo:rsid="003a525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papier</text:p>
      <text:p text:style-name="P2"/>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106_1259147057" text:style-name="Index_20_Link" text:visited-style-name="Index_20_Link">Sicherheit und Benutzerverwaltung<text:tab/>1</text:a></text:p>
          <text:p text:style-name="P32"><text:a xlink:type="simple" xlink:href="#__RefHeading__108_1259147057" text:style-name="Index_20_Link" text:visited-style-name="Index_20_Link">Hierarchie von Benutzern<text:tab/>1</text:a></text:p>
          <text:p text:style-name="P32"><text:a xlink:type="simple" xlink:href="#__RefHeading__110_1259147057" text:style-name="Index_20_Link" text:visited-style-name="Index_20_Link">Vergabe von Rechten<text:tab/>2</text:a></text:p>
          <text:p text:style-name="P32"><text:a xlink:type="simple" xlink:href="#__RefHeading__112_1259147057" text:style-name="Index_20_Link" text:visited-style-name="Index_20_Link">Access Control Lists<text:tab/>2</text:a></text:p>
          <text:p text:style-name="P32"><text:a xlink:type="simple" xlink:href="#__RefHeading__114_1259147057" text:style-name="Index_20_Link" text:visited-style-name="Index_20_Link">Rollen<text:tab/>2</text:a></text:p>
          <text:p text:style-name="P31"><text:a xlink:type="simple" xlink:href="#__RefHeading__116_1259147057" text:style-name="Index_20_Link" text:visited-style-name="Index_20_Link">Verwaltung von Abonnenten und Verteilerlisten<text:tab/>2</text:a></text:p>
          <text:p text:style-name="P32"><text:a xlink:type="simple" xlink:href="#__RefHeading__118_1259147057" text:style-name="Index_20_Link" text:visited-style-name="Index_20_Link">Kontakte<text:tab/>3</text:a></text:p>
          <text:p text:style-name="P32"><text:a xlink:type="simple" xlink:href="#__RefHeading__120_1259147057" text:style-name="Index_20_Link" text:visited-style-name="Index_20_Link">Schnittstellen zum Datenaustausch<text:tab/>3</text:a></text:p>
          <text:p text:style-name="P30"><text:a xlink:type="simple" xlink:href="#__RefHeading__122_1259147057" text:style-name="Index_20_Link" text:visited-style-name="Index_20_Link">Datenimport über Tabellenorientierte Dokumente<text:tab/>3</text:a></text:p>
          <text:p text:style-name="P30"><text:a xlink:type="simple" xlink:href="#__RefHeading__124_1259147057" text:style-name="Index_20_Link" text:visited-style-name="Index_20_Link">Datenimport über HTTP Schnittstelle<text:tab/>3</text:a></text:p>
          <text:p text:style-name="P31"><text:a xlink:type="simple" xlink:href="#__RefHeading__126_1259147057" text:style-name="Index_20_Link" text:visited-style-name="Index_20_Link">Templates<text:tab/>4</text:a></text:p>
          <text:p text:style-name="P31"><text:a xlink:type="simple" xlink:href="#__RefHeading__128_1259147057" text:style-name="Index_20_Link" text:visited-style-name="Index_20_Link">Newsletter<text:tab/>4</text:a></text:p>
          <text:p text:style-name="P30"><text:a xlink:type="simple" xlink:href="#__RefHeading__130_1259147057" text:style-name="Index_20_Link" text:visited-style-name="Index_20_Link">Bearbeitung über integrierten Editor<text:tab/>4</text:a></text:p>
          <text:p text:style-name="P30"><text:a xlink:type="simple" xlink:href="#__RefHeading__132_1259147057" text:style-name="Index_20_Link" text:visited-style-name="Index_20_Link">Personalisierung<text:tab/>5</text:a></text:p>
          <text:p text:style-name="P30"><text:a xlink:type="simple" xlink:href="#__RefHeading__134_1259147057" text:style-name="Index_20_Link" text:visited-style-name="Index_20_Link">Versand<text:tab/>5</text:a></text:p>
          <text:p text:style-name="P30"><text:a xlink:type="simple" xlink:href="#__RefHeading__136_1259147057" text:style-name="Index_20_Link" text:visited-style-name="Index_20_Link">Erfassung von Versandstatistiken<text:tab/>6</text:a></text:p>
          <text:p text:style-name="P30"><text:a xlink:type="simple" xlink:href="#__RefHeading__138_1259147057" text:style-name="Index_20_Link" text:visited-style-name="Index_20_Link">Weiterführende Datenerfassung<text:tab/>6</text:a></text:p>
          <text:p text:style-name="P31"><text:a xlink:type="simple" xlink:href="#__RefHeading__140_1259147057" text:style-name="Index_20_Link" text:visited-style-name="Index_20_Link">Landing Pages und Formulare<text:tab/>6</text:a></text:p>
          <text:p text:style-name="P31"><text:a xlink:type="simple" xlink:href="#__RefHeading__142_1259147057" text:style-name="Index_20_Link" text:visited-style-name="Index_20_Link">Roadmap<text:tab/>7</text:a></text:p>
        </text:index-body>
      </text:table-of-content>
      <text:p text:style-name="P2"/>
      <text:p text:style-name="P1"/>
      <text:h text:style-name="P27" text:outline-level="1"><text:bookmark-start text:name="__RefHeading__106_1259147057"/>Sicherheit und Benutzerverwaltung<text:bookmark-end text:name="__RefHeading__106_1259147057"/></text:h>
      <text:h text:style-name="P28" text:outline-level="2"><text:bookmark-start text:name="__RefHeading__108_1259147057"/>Hierarchie von Benutzern<text:bookmark-end text:name="__RefHeading__108_1259147057"/></text:h>
      <text:p text:style-name="P3">Benutzer lassen sich in Organisationseinheiten verwalten. Eine Einheit bildet dabei eine logische Gruppe von einem oder mehreren Benutzern. Diese Einheiten können hierarchisch angeordnet werden, und bilden somit eine Baumstruktur, welche einem Organigram eines Unternehmens nicht unähnlich ist. Die Sichtbarkeit von Daten reicht dabei von der Spitze der Struktur bis zu ihren Blättern, jedoch nicht in umgekehrter Richtung. Das bedeutet, dass Daten untergeordneter Einheiten von übergeordneten eingesehen werden können, Daten von übergeordneten Einheiten aber nicht von Benutzern untergeordneter Einheiten.</text:p>
      <text:p text:style-name="P3">Ein Benutzer kann Mitglied einer oder mehrerer Einheiten sein. Die Zuweisung zu untergeordneten Einheiten erfolgt explizit. Das bedeutet, dass ein Benutzer einer übergeordneten Einheit (A) nur dann die Daten einer untergeordneten Einheit (B) sehen <text:soft-page-break/>kann, wenn er Mitglied in sowohl A als auch B ist.</text:p>
      <text:p text:style-name="P3"/>
      <text:h text:style-name="Heading_20_2" text:outline-level="2"><text:bookmark-start text:name="__RefHeading__110_1259147057"/>Vergabe von Rechten<text:bookmark-end text:name="__RefHeading__110_1259147057"/></text:h>
      <text:p text:style-name="P3">Um eine Aktion im System durchführen zu können, bedarf es der benötigten Berechtigung. Diese Berechtigungen werden pro Modul definiert und können dem Benutzer zur Laufzeit der Anwendung vergeben werden. Eine Aktion, für die ein Benutzer keine erforderliche Berechtigung hat, wird von seitens des Systems verweigert. Die Zuweisung von Rechten erfolgt ebenfalls explizit. D.h. der Benutzer einer übergeordneten Einheit (A) benötigt, wenn er Mitglied in einer untergeordneten Einheit (B) ist, die ausdrückliche Berechtigung um Aktionen mit den Daten der Einheit B durchzuführen. </text:p>
      <text:p text:style-name="P3">Dies erlaubt eine maximal flexible Vergabe von Rechten. Der einfachheit halber, kann ein Administrator auch erlauben, dass Rechte automatisch vererbt werden. D.h. ein Benutzer der Einheit A wird automatisch zu neuen Untereinheiten hinzugefügt und erhält alle Rechte die er für die Daten der Einheit A besitzt.</text:p>
      <text:p text:style-name="P4">Die Datenstrukturen eines Moduls sind zumeist ebenfalls hierarchisch aufgebaut. Als Beispiel sei hier ein Mailing angeführt. Das Mailing hat einen Besitzer (eine Einheit). Mitglieder dieser Einheit dürfen alle damit in Verbindung stehenden Daten bearbeiten (z.B. den Inhalt des Mailings) sofern sie dafür die entsprechende Berechtigung besitzen.</text:p>
      <text:h text:style-name="Heading_20_2" text:outline-level="2"><text:bookmark-start text:name="__RefHeading__112_1259147057"/>Access Control Lists<text:bookmark-end text:name="__RefHeading__112_1259147057"/></text:h>
      <text:p text:style-name="P4">Werden im aktuellen System nicht verwendet, da hierfür keine Notwendigkeit besteht. Daten einer Einheit dürfen von allen Benutzern dieser Einheit verwendet werden (vorausgesetzt das entsprechende Recht ist dafür vergeben). Eine weitere Unterscheidung der Sichtbarkeit der Daten innerhalb einer Einheit erfolgt jedoch nicht.</text:p>
      <text:h text:style-name="Heading_20_2" text:outline-level="2"><text:bookmark-start text:name="__RefHeading__114_1259147057"/>Rollen<text:bookmark-end text:name="__RefHeading__114_1259147057"/></text:h>
      <text:p text:style-name="P4">Da es eine vielzahl von Rechten gibt, die einem Benutzer zugewiesen werden können, ist es zu einem späteren Zeitpunkt sinnvoll, diese in Rollen zu gruppieren. Zum aktuellen Zeitpunkt ist dies jedoch noch nicht implementiert.</text:p>
      <text:h text:style-name="P27" text:outline-level="1"><text:bookmark-start text:name="__RefHeading__116_1259147057"/>Verwaltung von Abonnenten und Verteilerlisten<text:bookmark-end text:name="__RefHeading__116_1259147057"/></text:h>
      <text:p text:style-name="P5"/>
      <text:h text:style-name="Heading_20_2" text:outline-level="2"><text:bookmark-start text:name="__RefHeading__118_1259147057"/><text:soft-page-break/>Kontakte<text:bookmark-end text:name="__RefHeading__118_1259147057"/></text:h>
      <text:p text:style-name="P5">Verteilerlisten bilden eine Möglichkeit zur Verwaltung von mehreren Abonnenten. Abonnenten (Kontakte) können einer oder mehreren Verteilerlisten angehören. Ein Kontakt wird anhand einer E-Mail Adresse identifiziert, was verhindert, dass ein und die selbe reale Person mehrfach im System aufgeführt wird. </text:p>
      <text:p text:style-name="P5">Die für Kontakte erhobenen Daten umfassen persönliche Merkmale (Vor- und Nachname, Geschlecht, Titel, persönliche oder formelle Anrede,...) sowie Ortsbezogene Merkmale (Adresse,...). Zum aktuellen Zeitpunkt ist der Umfang der Daten fest definiert, kann aber Aufgrund der verwendeten Technologie ohne weiteres um frei definierbare Felder erweitert werden.</text:p>
      <text:p text:style-name="P5"/>
      <text:h text:style-name="Heading_20_2" text:outline-level="2"><text:bookmark-start text:name="__RefHeading__120_1259147057"/>Schnittstellen zum Datenaustausch<text:bookmark-end text:name="__RefHeading__120_1259147057"/></text:h>
      <text:p text:style-name="P5">Kontakte lassen sich über mehrere Schnittstellen zum System hinzufügen. Zum einen besteht die Möglichkeit die Daten aus Tabellenorientierten Dokumenten (CSV, Excel, Open Office Formaten) hinzuzugfügen, zum anderen bietet die Anwendung eine offene Schnittstelle zum Abrufen und bearbeiten von Abonnentendaten über HTTP.</text:p>
      <text:p text:style-name="P5"/>
      <text:h text:style-name="Heading_20_3" text:outline-level="3"><text:bookmark-start text:name="__RefHeading__122_1259147057"/>Datenimport über Tabellenorientierte Dokumente<text:bookmark-end text:name="__RefHeading__122_1259147057"/></text:h>
      <text:p text:style-name="P6">Für den Import von Abonnenten über diverse Tabellenorientierte Formate ist bereits eine Anwendung integriert. Diese erlaubt es ein entsprechend geartetes Dokument hochzuladen, formatspezifische Einstellungen vorzunehmen und die zu importierenden Daten vorab auf Fehler zu überprüfen. Derzeit unterstützte Formate sind Microsoft Excel (.xlsx), OpenOffice Calc (.ods), sowie kommaseparierte Dokumente (.csv).</text:p>
      <text:p text:style-name="P6">Die zu importierenden Daten können innerhalb der Anwendung frei den eigentlichen Kontaktmerkmalen zugewiesen werden und auftretende Fehler entsprechend korrigiert werden. Eine Prüfung der Daten erfolgt über Validierungsmaßnahmen (z.B. falsch formatierte E-Mail Adresse, Fehlerhafte Kennzeichnung des Ländercodes, …).</text:p>
      <text:p text:style-name="P6"/>
      <text:h text:style-name="Heading_20_3" text:outline-level="3"><text:bookmark-start text:name="__RefHeading__124_1259147057"/>Datenimport über HTTP Schnittstelle<text:bookmark-end text:name="__RefHeading__124_1259147057"/></text:h>
      <text:p text:style-name="P6">Über eine HTTP Schnittstelle (REST API) lassen sich Daten auch direkt vom Abonnenten (z.B. für Reprofilierungszwecke) bearbeiten. Die Schnittstelle umfasst hierzu folgende Möglichkeiten:</text:p>
      <text:list xml:id="list6196812354916645519" text:style-name="L1">
        <text:list-item>
          <text:p text:style-name="P7"><text:soft-page-break/>Abrufen von öffentlichen Verteilerlisten, auf die sich der Abonnent anmelden kann</text:p>
        </text:list-item>
        <text:list-item>
          <text:p text:style-name="P7">Abrufen und bearbeiten der Kontaktmerkmale </text:p>
        </text:list-item>
        <text:list-item>
          <text:p text:style-name="P7">Bearbeiten der Abonnements von Verteilerlisten durch den Abonnenten</text:p>
        </text:list-item>
        <text:list-item>
          <text:p text:style-name="P7">Anlegen neuer Abonnenten (subscription) mit entsprechendem Optin Verfahren</text:p>
        </text:list-item>
      </text:list>
      <text:p text:style-name="P6">Die Schnittstelle ist derzeit in Entwicklung (vgl. Roadmap). <text:span text:style-name="T1">Sinn dieser Schnittstelle ist es, eine einfache Integration der beschriebenen Funktionalitäten auf Webseiten von drittanbietern bereitzustellen (Anmeldung, Abmeldung, Reprofilierung).</text:span></text:p>
      <text:p text:style-name="P5"/>
      <text:h text:style-name="Heading_20_1" text:outline-level="1"><text:bookmark-start text:name="__RefHeading__126_1259147057"/>Templates<text:bookmark-end text:name="__RefHeading__126_1259147057"/></text:h>
      <text:p text:style-name="P8">Vorlagen zur Erstellung von Newslettern und Landing Pages können direkt in der Anwendung angelegt und bearbeitet werden. Durch entsprechende Rechtevergabe kann der Editor hierfür einzelnen Kunden bereitgestellt oder für diese deaktiviert werden. Einzelne Vorlagen werden in sogenannten Template Packs zusammengefasst, welche wiederum als ZIP Dateien aus dem System exportiert und importiert werden können. Alle zu einem Template Pack gehörenden Resourcen (Bilder, JavaScript und CSS Dateien) werden hierbei mit importiert, sodass diese Packs über wenige Klicks auf verschiedene Instanzen übertragen werden können.</text:p>
      <text:p text:style-name="P8">Eine Vorlage kann wiederum mehrere sogenannter Widgets enthalten, welche kurze überschaubare HTML Fragmente darstellen. <text:span text:style-name="T2">Durch eine Kennzeichnung auf HTML Level (über CSS Klassen) lassen sich diesen Widgets im Editor mit Funktionalität versorgen. Ziel ist es hierbei eine einfache und schnelle Möglichkeit zu bieten, neue Templates erstellen und bestehenden abändern zu können. Ein Datenaustausch über das ZIP Format ermöglicht es hier, Sammlungen von Vorlagen schnell in anderen Instanzen installieren zu können.</text:span></text:p>
      <text:p text:style-name="P9">Ein besonderes Augenmerk bei der Entwicklung liegt darauf, dass zum erstellen von Templates keine besonderen Programmierkenntnisse vorhanden sein müssen. Somit kann gewährleistet werden, dass Templates auch in drittanbieter Software (z.B. HTML Publisher Tools) erstellt werden und in die Anwendung integriert werden können.</text:p>
      <text:h text:style-name="P27" text:outline-level="1"><text:bookmark-start text:name="__RefHeading__128_1259147057"/>Newsletter<text:bookmark-end text:name="__RefHeading__128_1259147057"/></text:h>
      <text:h text:style-name="Heading_20_3" text:outline-level="3"><text:bookmark-start text:name="__RefHeading__130_1259147057"/>Bearbeitung über integrierten Editor<text:bookmark-end text:name="__RefHeading__130_1259147057"/></text:h>
      <text:p text:style-name="P10">Nachdem ein Newsletter angelegt wurde, können in einem integrierten Editor die Inhalte des Newsletters bearbeitet werden. Der Editor lässt sich dabei vollständig ohne HTML <text:soft-page-break/>Kenntinsse bedienen und erlaubt es dem Anwender Fragemente (Widgets) aus der gewählten Vorlage dem Dokument hinzuzufügen, deren Reihenfolge zu tauschen und diese Fragmente wieder zu entfernen.</text:p>
      <text:p text:style-name="P10">Bereiche innerhalb eines Fragments können über einen integrierten WYSIWYG Editor (Inline TinyMCE) bearbeitet werden. Hierbei lassen sich die Fromatierungsmöglichkeiten für den Anwender beliebig einschränken. Bearbeitet werden können Beispielsweise nur der Text einer Headline, nicht aber z.b. deren Schriftart, Farbe oder Position. <text:span text:style-name="T3">Dem Benutzer ist es weiterhin möglich Bilder aus der integrierten Medienverwaltung auszutauschen und diese im Dokument einzubinden. </text:span></text:p>
      <text:p text:style-name="P11">Damit das Layout des Dokumentes geschützt bleibt (z.B. durch die CSS Regeln der Anwendung selbst), wird das gesamte Dokument in einem isolierten DOM in einem iFrame dargestellt. <text:span text:style-name="T4">Das Dokument wird dabei stets als HTML im Browser abgebildet, sodass eine möglichst korrekte Darstellung gegenüber des fertigen Newsletters wie er im E-Mail Client angezeigt wird, erhalten bleibt.</text:span></text:p>
      <text:p text:style-name="P11"/>
      <text:h text:style-name="Heading_20_3" text:outline-level="3"><text:bookmark-start text:name="__RefHeading__132_1259147057"/>Personalisierung<text:bookmark-end text:name="__RefHeading__132_1259147057"/></text:h>
      <text:p text:style-name="P12">Über eine Auszeichnungssprache ist es möglich die Kontaktmerkmale des jeweiligen Empfängers beim Versand einzutragen. <text:span text:style-name="T5">In einer späteren Version soll der Editor die Möglichkeit bieteten diese Felder über ein Menü anzubieten. Im aktuellen Zustand kann dies aber bereits über die Einbettung (und das verhindern der Bearbeitung durch den Benutzer) in einem Widget erfolgen.</text:span></text:p>
      <text:h text:style-name="Heading_20_3" text:outline-level="3"><text:bookmark-start text:name="__RefHeading__134_1259147057"/>Versand<text:bookmark-end text:name="__RefHeading__134_1259147057"/></text:h>
      <text:p text:style-name="P13">Der Versand findet in einem von der restlichen Webobefläche unabhängigen Schritt statt. Hierzu werden die Daten, welche für das Mailing erforderlich sind auf die Festplatte serialisiert. Ist der Vorgang abgeschlossen wird ein Programm benachrichtigt und die Mails werden versendet. Dies gewährleistet, dass selbst nach einem unerwarteten Programmabbruch ein Mailing nach Neustart der Anwendung ohne Datenverlust weiter versendet werden kann. Für den Versand ist ein externer MTA (Mail Transfer Agent) einzurichten, über den die Anwendung kommunziziert.</text:p>
      <text:p text:style-name="P16">Um mit Einschränkungen bei externen SMTP Server umgehen zu können, ist es möglich eine Limitierung beim Versand einzustellen. Möglich sind hierbei</text:p>
      <text:list xml:id="list3430887522293166108" text:style-name="L3">
        <text:list-item>
          <text:p text:style-name="P17">Wartezeit nach versenden einer Mail</text:p>
        </text:list-item>
        <text:list-item>
          <text:p text:style-name="P17">Maximale Anzahl der versendeten Mails pro SMTP Verbindung</text:p>
        </text:list-item>
        <text:list-item>
          <text:p text:style-name="P17"><text:soft-page-break/>Wartezeit zwischen Trennung und erneutem Verbindungsaufbau zum SMTP <text:span text:style-name="T6">Server</text:span></text:p>
        </text:list-item>
      </text:list>
      <text:p text:style-name="P13"/>
      <text:h text:style-name="Heading_20_3" text:outline-level="3"><text:bookmark-start text:name="__RefHeading__136_1259147057"/>Erfassung von Versandstatistiken<text:bookmark-end text:name="__RefHeading__136_1259147057"/></text:h>
      <text:p text:style-name="P14">Vor dem Versand wir das Mailng mit entsprechenden Kennzeichnungen präpariert, damit eine statistische Auswertung erfolgen kann. Im derzeitigen Zustand können folgende Merkmale erfasst werden:</text:p>
      <text:list xml:id="list7215036788367266031" text:style-name="L2">
        <text:list-item>
          <text:p text:style-name="P15">Dauer des Versands (Start und Endzeitpunkt)</text:p>
        </text:list-item>
        <text:list-item>
          <text:p text:style-name="P15">Anzahl der erfolgreichen und fehlerhaften Zustellungen</text:p>
        </text:list-item>
        <text:list-item>
          <text:p text:style-name="P15">Anzahl der zu erwarteten Abonnenten und der tatsächlichen Abonnenten</text:p>
        </text:list-item>
        <text:list-item>
          <text:p text:style-name="P15">Erfolgsquote des Versands (in %)</text:p>
        </text:list-item>
        <text:list-item>
          <text:p text:style-name="P15">Gesamtzahl der Öffnungen, Anzahl der einzigartigen Öffnungen, Öffnungsrate (in %)</text:p>
        </text:list-item>
        <text:list-item>
          <text:p text:style-name="P15">Gesamtzahl der Klicks, Anzahl der einzigartigen Klicks (pro Link und Abonnent)</text:p>
        </text:list-item>
        <text:list-item>
          <text:p text:style-name="P15">Aufschlüsselung der Klickraten pro einzelnem Link</text:p>
        </text:list-item>
        <text:list-item>
          <text:p text:style-name="P15">Versandrate <text:span text:style-name="T7">(in Mails pro Minute) des Mailers.</text:span></text:p>
        </text:list-item>
      </text:list>
      <text:p text:style-name="P18"/>
      <text:h text:style-name="Heading_20_3" text:outline-level="3"><text:bookmark-start text:name="__RefHeading__138_1259147057"/>Weiterführende Datenerfassung<text:bookmark-end text:name="__RefHeading__138_1259147057"/></text:h>
      <text:p text:style-name="P18">Interessanter als die bereits aufgeführten Zahlen ist die Conversionrate bei einem Mailing. Es gilt die Kosten der Kampagne mit dem eigentlichen finanziellen Gewinn der durch das Mailing entstanden ist, gegenzurechnen. Hierzu soll zu einem späteren Zeitpunkt die Möglichkeit des Deep Trackings implementiert werden, welche eine Verfolgung des Besuchers auch auf der Zielwebseite ermöglicht. Eine entsprechnde Schnittstelle soll dann Daten in das System zurücklaufen lassen, welche sich mit der Auswertung der finanziellen Aspekte beschäftigt (z.B. Warenkorbwert) und Reporte über den Erfolg des Mailings erstellt.</text:p>
      <text:h text:style-name="P27" text:outline-level="1"/>
      <text:h text:style-name="P27" text:outline-level="1"><text:bookmark-start text:name="__RefHeading__140_1259147057"/>Landing Pages und Formulare<text:bookmark-end text:name="__RefHeading__140_1259147057"/></text:h>
      <text:p text:style-name="P19">Im aktuellen Zustand ist eine rudimentäre Möglichkeit geboten, über den bereits vorhandenen Editor auch Landingpages zu erstellen. Hierfür können entsprechende Templates angelegt werden. Der Editor ermöglicht es darüber hinaus diese vollständig zu <text:soft-page-break/>bearbeiten.</text:p>
      <text:p text:style-name="P19">Das Veröffentlichen dieser Pages kann derzeit über 2 Wege erfolgen. Zum einen bietet die Anwendung die Möglichkeit die erstellte Landingpage direkt zu hosten (Voraussetzung hierfür ist ein funktionierender HTTP Server). Zum anderen können erstellte Landingpages als ZIP Archiv heruntergeladen werden und auf externen Webservern bereitgestellt werden. </text:p>
      <text:p text:style-name="P19">Zum aktuellen Zeitpunkt sind folgende Features hierfür geplant </text:p>
      <text:list xml:id="list1315066216715121646" text:style-name="L4">
        <text:list-item>
          <text:p text:style-name="P20">Anlegen von Formularen direkt durch den Benutzer und Rückführung der über das Formular erzielten Conversions</text:p>
        </text:list-item>
        <text:list-item>
          <text:p text:style-name="P21">Export der Formulardaten als .xlsx oder ein anderes Reportformat</text:p>
        </text:list-item>
      </text:list>
      <text:h text:style-name="Heading_20_1" text:outline-level="1"><text:bookmark-start text:name="__RefHeading__142_1259147057"/>Roadmap<text:bookmark-end text:name="__RefHeading__142_1259147057"/></text:h>
      <text:p text:style-name="P22">Derzeitiger Entwicklungsstand: v.0.4</text:p>
      <text:p text:style-name="P22"><text:span text:style-name="T8">Version 0.5 </text:span><text:span text:style-name="T9">(Ende Februar 2015)</text:span><text:span text:style-name="T8"><text:line-break/></text:span><text:span text:style-name="T18">-</text:span> Implementierung einer öffentlichen Schnittstelle zur Repofilierung (REST)<text:line-break/>- PHP/JS SDK für die öffentliche REST Schnittstelle<text:line-break/>- Möglichkeit zum anlegen und bearbeiten von Optin Mails<text:line-break/>- Inhalte des Editors als neue Vorlage speichern </text:p>
      <text:p text:style-name="P22"><text:span text:style-name="T8">Version 0.6 </text:span><text:span text:style-name="T9">(Ende März 2015)</text:span><text:span text:style-name="T8"><text:line-break/></text:span>- Möglichkeit um Textinhalte über den Editor zu bearbeiten<text:line-break/>- Integration einer Settings API um System / Admin / benutzerspezifische Einstellungen vorzunehmen<text:line-break/>- frei editierbare Kontaktmerkmale<text:line-break/>- Zielgruppen Filter und Segmentbildung auf Basis mehrerer Verteilerlisten und den vorhandenen Kontaktmerkmalen</text:p>
      <text:p text:style-name="P22"><text:span text:style-name="T10">Version 0.7 </text:span><text:span text:style-name="T11">(Ende April / Mitte Mai 2015)</text:span><text:span text:style-name="T10"><text:line-break/></text:span>- Möglichkeit des Erfassens und sortierens von Bounce Mails<text:line-break/>- statistische Auswertung über Bounce Mails<text:line-break/>- Erzeugung von Reportdokumenten (HTML / PDF / .docx)</text:p>
      <text:p text:style-name="P22"></text:p>
      <text:p text:style-name="P22"><text:span text:style-name="T10">Version 0.8 </text:span><text:span text:style-name="T11">(Mitte Juni 2015)</text:span><text:span text:style-name="T10"><text:line-break/></text:span>- Mailer, welcher auf mehreren Partitionen arbeiten kann (schnellerer Versand)<text:line-break/>- Versand von der Benutzeroberfläche aus Überwachen und Steuern<text:line-break/>- Zeitgesteuerter Mailversand</text:p>
      <text:p text:style-name="P22"><text:soft-page-break/></text:p>
      <text:p text:style-name="P22"><text:span text:style-name="T10">Version 0.9 </text:span><text:span text:style-name="T11">(</text:span><text:span text:style-name="T12">Ende Juli 2015</text:span><text:span text:style-name="T11">)</text:span><text:line-break/>- Review Landing Page Modul</text:p>
      <text:p text:style-name="P22"></text:p>
      <text:p text:style-name="P22"><text:span text:style-name="T10">Version 1.0 </text:span><text:span text:style-name="T11">(</text:span><text:span text:style-name="T13">Mitte August 2015</text:span><text:span text:style-name="T11">)</text:span><text:span text:style-name="T10"><text:line-break/></text:span><text:span text:style-name="T17">- integration einer Aktionshistorie (aktuell bearbeitete Themen,...)</text:span></text:p>
      <text:p text:style-name="P22"><text:line-break/><text:span text:style-name="T10">Version 1.1 </text:span><text:span text:style-name="T14">(Anfang September 2015)</text:span></text:p>
      <text:p text:style-name="P22">- Integration von Twitter als weitereren Marketing Kanal<text:line-break/>- Auswertung der Reichweite von Tweets und deren Conversionrate</text:p>
      <text:p text:style-name="P23">Version 1.2 <text:span text:style-name="T15">(Ende September 2015)</text:span></text:p>
      <text:p text:style-name="P22">- <text:span text:style-name="T19">Integration mit Facebook (Landing Pages als Facebook Seiten)<text:line-break/>- Auswertung der Reichweite und Conversions</text:span></text:p>
      <text:p text:style-name="P23">Version 1.3 <text:span text:style-name="T15">(</text:span><text:span text:style-name="T16">Mitte</text:span><text:span text:style-name="T15"> / </text:span><text:span text:style-name="T16">Ende</text:span><text:span text:style-name="T15"> Oktober 2015)</text:span></text:p>
      <text:p text:style-name="P22">- <text:span text:style-name="T19">Kampagnen über mehrere Kanäle mit mehreren Mailings<text:line-break/></text:span>- <text:span text:style-name="T19">Deep Tracking</text:span></text:p>
      <text:p text:style-name="P22"/>
      <text:h text:style-name="Heading_20_1" text:outline-level="1">Verwendete Technologien</text:h>
      <text:p text:style-name="P24">Backend:</text:p>
      <text:list xml:id="list5463049991096335050" text:style-name="L5">
        <text:list-item>
          <text:p text:style-name="P25">Oracle JDK 8</text:p>
        </text:list-item>
        <text:list-item>
          <text:p text:style-name="P25">Spring Boot und Spring Security (jeweils aktuellste Version)</text:p>
        </text:list-item>
        <text:list-item>
          <text:p text:style-name="P25">MongoDB 2.6.7</text:p>
        </text:list-item>
      </text:list>
      <text:p text:style-name="P24">Frontend</text:p>
      <text:list xml:id="list3382484684291528422" text:style-name="L6">
        <text:list-item>
          <text:p text:style-name="P26">Angular JS (jeweils aktuellste Version)</text:p>
        </text:list-item>
        <text:list-item>
          <text:p text:style-name="P26">Twitter Bootstrap (aktuellste Ver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Droid San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obox </meta:initial-creator>
    <meta:creation-date>2015-02-08T23:42:08.761868253</meta:creation-date>
    <dc:date>2015-02-09T01:35:34.652298251</dc:date>
    <dc:creator>foobox </dc:creator>
    <meta:editing-duration>PT1H36M27S</meta:editing-duration>
    <meta:editing-cycles>38</meta:editing-cycles>
    <meta:generator>LibreOffice/4.2.7.2$Linux_X86_64 LibreOffice_project/420m0$Build-2</meta:generator>
    <meta:document-statistic meta:table-count="0" meta:image-count="0" meta:object-count="0" meta:page-count="8" meta:paragraph-count="109" meta:word-count="1861" meta:character-count="13834" meta:non-whitespace-character-count="12089"/>
  </office:meta>
</office:document-meta>
</file>